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62d90" officeooo:paragraph-rsid="00062d90"/>
    </style:style>
    <style:style style:name="P2" style:family="paragraph" style:parent-style-name="Text_20_body">
      <style:paragraph-properties fo:text-align="justify" style:justify-single-word="false"/>
      <style:text-properties officeooo:rsid="00062d90" officeooo:paragraph-rsid="00062d90"/>
    </style:style>
    <style:style style:name="P3" style:family="paragraph" style:parent-style-name="Text_20_body">
      <style:paragraph-properties fo:text-align="justify" style:justify-single-word="false"/>
      <style:text-properties style:font-name="monospace" officeooo:rsid="0009b684" officeooo:paragraph-rsid="0009b684"/>
    </style:style>
    <style:style style:name="P4" style:family="paragraph" style:parent-style-name="Text_20_body">
      <style:text-properties officeooo:rsid="00081499" officeooo:paragraph-rsid="00081499"/>
    </style:style>
    <style:style style:name="P5" style:family="paragraph" style:parent-style-name="Heading_20_1">
      <style:paragraph-properties fo:text-align="justify" style:justify-single-word="false"/>
      <style:text-properties officeooo:rsid="00062d90" officeooo:paragraph-rsid="00062d90"/>
    </style:style>
    <style:style style:name="P6" style:family="paragraph" style:parent-style-name="Heading_20_3">
      <style:paragraph-properties fo:text-align="justify" style:justify-single-word="false"/>
      <style:text-properties officeooo:rsid="00062d90" officeooo:paragraph-rsid="00062d90"/>
    </style:style>
    <style:style style:name="P7" style:family="paragraph" style:parent-style-name="Heading_20_3">
      <style:text-properties officeooo:rsid="00081499" officeooo:paragraph-rsid="00081499"/>
    </style:style>
    <style:style style:name="T1" style:family="text">
      <style:text-properties style:font-name="monospace"/>
    </style:style>
    <style:style style:name="T2" style:family="text">
      <style:text-properties style:font-name="Liberation Serif"/>
    </style:style>
    <style:style style:name="T3" style:family="text">
      <style:text-properties officeooo:rsid="000ae5ee"/>
    </style:style>
    <style:style style:name="T4" style:family="text">
      <style:text-properties officeooo:rsid="000b5d34"/>
    </style:style>
    <style:style style:name="T5" style:family="text">
      <style:text-properties officeooo:rsid="000d180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Zadanie 6</text:h>
      <text:h text:style-name="P6" text:outline-level="3">6.1 Opis problemu:</text:h>
      <text:p text:style-name="P2">Policz wartoś<text:span text:style-name="T3">c</text:span>i następujących funkcji w typie <text:span text:style-name="T1">float64</text:span><text:span text:style-name="T2">:</text:span></text:p>
      <text:p text:style-name="P2"><text:span text:style-name="T2"><draw:frame draw:style-name="fr1" draw:name="Object1" text:anchor-type="as-char" svg:y="-0.1882in" svg:width="1.1846in" svg:height="0.236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 </text:span><text:span text:style-name="T2"><draw:frame draw:style-name="fr1" draw:name="Object2" text:anchor-type="as-char" svg:y="-0.2681in" svg:width="1.2075in" svg:height="0.456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.</text:span></text:p>
      <text:h text:style-name="P6" text:outline-level="3">6.2 Rozwiązanie:</text:h>
      <text:p text:style-name="P2">Implementacja w języku <text:span text:style-name="T4">julia</text:span>.</text:p>
      <text:h text:style-name="P6" text:outline-level="3">6.3 Wyniki:</text:h>
      <text:p text:style-name="P2">f(x)<text:tab/><text:tab/><text:tab/><text:tab/><text:tab/><text:tab/>g(x)</text:p>
      <text:p text:style-name="P3">0.0077822185373186414<text:tab/><text:tab/>0.0077822185373187065</text:p>
      <text:p text:style-name="P3">0.00012206286282867573<text:tab/><text:tab/>0.00012206286282875901</text:p>
      <text:p text:style-name="P3">1.9073468138230965e-6<text:tab/><text:tab/>1.907346813826566e-6</text:p>
      <text:p text:style-name="P3">2.9802321943606103e-8<text:tab/><text:tab/>2.9802321943606116e-8</text:p>
      <text:p text:style-name="P3">4.656612873077393e-10<text:tab/><text:tab/>4.6566128719931904e-10</text:p>
      <text:p text:style-name="P3">7.275957614183426e-12<text:tab/><text:tab/>7.275957614156956e-12</text:p>
      <text:p text:style-name="P3">1.1368683772161603e-13<text:tab/><text:tab/>1.1368683772160957e-13</text:p>
      <text:p text:style-name="P3">1.7763568394002505e-15<text:tab/><text:tab/>1.7763568394002489e-15</text:p>
      <text:p text:style-name="P3">0.0<text:tab/><text:tab/><text:tab/><text:tab/><text:tab/><text:tab/>2.7755575615628914e-17</text:p>
      <text:p text:style-name="P3">0.0<text:tab/><text:tab/><text:tab/><text:tab/><text:tab/><text:tab/>4.336808689942018e-19</text:p>
      <text:h text:style-name="P7" text:outline-level="3">6.4 Wnioski</text:h>
      <text:p text:style-name="P4">Przy obliczaniu funkcji f(x), dla małej wartości x , odejmowanie powoduje redukcje cyfr znacz<text:span text:style-name="T5">ą</text:span>cych. Mamy bowiem dwie bliskie sobie liczby. Natomiast w drugiej funkcji to nie występuje. Dlatego bardziej wiarygodne są wyniki funkcji g(x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62d90" officeooo:paragraph-rsid="00062d9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8:25:24.609007273</meta:creation-date>
    <dc:date>2017-10-22T20:00:20.594018774</dc:date>
    <meta:editing-duration>PT7M8S</meta:editing-duration>
    <meta:editing-cycles>5</meta:editing-cycles>
    <meta:generator>LibreOffice/5.3.6.1$Linux_X86_64 LibreOffice_project/30m0$Build-1</meta:generator>
    <meta:document-statistic meta:table-count="0" meta:image-count="0" meta:object-count="2" meta:page-count="1" meta:paragraph-count="21" meta:word-count="82" meta:character-count="835" meta:non-whitespace-character-count="75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qrt>
            <mrow>
              <msup>
                <mi>x</mi>
                <mn>2</mn>
              </msup>
              <mo stretchy="false">+</mo>
              <mn>1</mn>
            </mrow>
          </msqrt>
          <mo stretchy="false">−</mo>
          <mn>1</mn>
        </mrow>
      </mrow>
    </mrow>
    <annotation encoding="StarMath 5.0">f( x ) = sqrt{ x^2 + 1 }-1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sup>
            <mi>x</mi>
            <mn>2</mn>
          </msup>
          <msqrt>
            <mrow>
              <msup>
                <mi>x</mi>
                <mn>2</mn>
              </msup>
              <mo stretchy="false">+</mo>
              <mn>1</mn>
              <mo stretchy="false">+</mo>
              <mn>1</mn>
            </mrow>
          </msqrt>
        </mfrac>
      </mrow>
    </mrow>
    <annotation encoding="StarMath 5.0">g( x ) = {x^2} over {sqrt{x^2 + 1+1}} </annotation>
  </semantics>
</math>
</file>